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71b22" officeooo:paragraph-rsid="00071b22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uniao com Jadir 30/05/2018</text:p>
      <text:p text:style-name="P1"/>
      <text:p text:style-name="P1"/>
      <text:p text:style-name="P1"/>
      <text:p text:style-name="P1">- Ver como integrar janelas, banco de dados, sistema para implementar casos de uso</text:p>
      <text:p text:style-name="P1">- Ver como criar menus de navegação entre janelas</text:p>
      <text:p text:style-name="P1">- <text:s/>Procurar equipe em cima do nemo para ver quem sabe integrar view, model, Controll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08:24:20.953219482</meta:creation-date>
    <dc:date>2018-05-30T08:30:22.399245113</dc:date>
    <meta:editing-duration>PT6M3S</meta:editing-duration>
    <meta:editing-cycles>1</meta:editing-cycles>
    <meta:document-statistic meta:table-count="0" meta:image-count="0" meta:object-count="0" meta:page-count="1" meta:paragraph-count="4" meta:word-count="42" meta:character-count="245" meta:non-whitespace-character-count="206"/>
    <meta:generator>LibreOffice/5.1.6.2$Linux_X86_64 LibreOffice_project/10m0$Build-2</meta:generator>
  </office:meta>
</office:document-meta>
</file>